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219d3e" officeooo:paragraph-rsid="00219d3e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26cda" officeooo:paragraph-rsid="00226cd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4665a" officeooo:paragraph-rsid="0024665a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9e2e4" officeooo:paragraph-rsid="0029e2e4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2478f" officeooo:paragraph-rsid="0032478f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19d3e" officeooo:paragraph-rsid="00219d3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3d57a" officeooo:paragraph-rsid="0023d57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63241" officeooo:paragraph-rsid="0026324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a5486" officeooo:paragraph-rsid="002a5486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4665a" officeooo:paragraph-rsid="0024665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d3a7b" officeooo:paragraph-rsid="002d3a7b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f0381" officeooo:paragraph-rsid="002f0381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2df08" officeooo:paragraph-rsid="0032df08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55e6a" officeooo:paragraph-rsid="00355e6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9e2e4" officeooo:paragraph-rsid="0029e2e4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a5486" officeooo:paragraph-rsid="002a5486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f0381" officeooo:paragraph-rsid="002f0381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771cb" officeooo:paragraph-rsid="003771cb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bf884" officeooo:paragraph-rsid="003bf884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cb848" officeooo:paragraph-rsid="003cb848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style="normal" style:text-underline-style="none" fo:font-weight="normal" officeooo:rsid="0024665a" officeooo:paragraph-rsid="003d47a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bf884" officeooo:paragraph-rsid="003bf884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d47a9" officeooo:paragraph-rsid="003d47a9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82abf"/>
    </style:style>
    <style:style style:name="T2" style:family="text">
      <style:text-properties officeooo:rsid="0034284f"/>
    </style:style>
    <style:style style:name="T3" style:family="text">
      <style:text-properties officeooo:rsid="00368175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Liberté</text:p>
      <text:p text:style-name="P1"/>
      <text:p text:style-name="P6">Il y a deux types de liberté: la liberté personnelle et la liberté politique.</text:p>
      <text:p text:style-name="P6"/>
      <text:p text:style-name="P2">A/ La liberté de l’homme/l’individu/perso</text:p>
      <text:p text:style-name="P2"/>
      <text:p text:style-name="P2">I/ Le problème du determinisme universel</text:p>
      <text:p text:style-name="P2"/>
      <text:p text:style-name="P7">Il y a des lois de la natureet tous les mouvements naturels suivent des lois → tout est déterminer</text:p>
      <text:p text:style-name="P7"/>
      <text:p text:style-name="P3">II/ La liberté de co volonté</text:p>
      <text:p text:style-name="P3"/>
      <text:p text:style-name="P8">je fais ce que je veux !<text:span text:style-name="T1">= faire ce qui est raisonnable</text:span></text:p>
      <text:p text:style-name="P8"/>
      <text:p text:style-name="P4">III/ Liberté de l’homme</text:p>
      <text:p text:style-name="P4"/>
      <text:p text:style-name="P15">A/ problème du determinisme universel</text:p>
      <text:p text:style-name="P15">B/ la liberté → volonté</text:p>
      <text:p text:style-name="P15">C/ Le libre arbitre</text:p>
      <text:p text:style-name="P16">D/ Descartes: volonté rationnelle:</text:p>
      <text:p text:style-name="P9">1. L’indifférence est le degré 0 de la liberté</text:p>
      <text:p text:style-name="P9">2. je suis 1 sujet pensant</text:p>
      <text:p text:style-name="P11">3. l’acte libre → volonté “ferme et constante”</text:p>
      <text:p text:style-name="P17">E/ Sartre: “l’existance précéde l’essence”</text:p>
      <text:p text:style-name="P12"/>
      <text:p text:style-name="P12"/>
      <text:p text:style-name="P5">IV/ Liberté politique</text:p>
      <text:p text:style-name="P5"/>
      <text:p text:style-name="P13">Démocraties, <text:span text:style-name="T2">souveraineté du peuple = egalite des individus en droit sui le composent</text:span></text:p>
      <text:p text:style-name="P13"/>
      <text:p text:style-name="P14">Etat de droit → légitime, definit par le droit<text:span text:style-name="T3">(constitution)</text:span>, produit du droit</text:p>
      <text:p text:style-name="P14"/>
      <text:p text:style-name="P18">Un pays libre est un pays qui a une presse libre qui peut diffuser des informations qui conteste le pouvoir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La justice (social)</text:p>
      <text:p text:style-name="P22"/>
      <text:p text:style-name="P19">Justice → droit ? → positif(lois positive)</text:p>
      <text:p text:style-name="P19"/>
      <text:p text:style-name="P20">Hobbs: il n’y a pas de lois injustes.</text:p>
      <text:p text:style-name="P20"/>
      <text:p text:style-name="P23">Le droit naturel</text:p>
      <text:p text:style-name="P23"/>
      <text:p text:style-name="P2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9:59:23.913840736</meta:creation-date>
    <meta:generator>LibreOffice/7.5.1.2$Linux_X86_64 LibreOffice_project/50$Build-2</meta:generator>
    <dc:date>2023-05-05T10:16:35.689192575</dc:date>
    <meta:editing-duration>PT9H18M38S</meta:editing-duration>
    <meta:editing-cycles>24</meta:editing-cycles>
    <meta:document-statistic meta:table-count="0" meta:image-count="0" meta:object-count="0" meta:page-count="3" meta:paragraph-count="24" meta:word-count="183" meta:character-count="1050" meta:non-whitespace-character-count="891"/>
  </office:meta>
</office:document-meta>
</file>